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729fcf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fill-color="#99ff66" draw:opacity="25%" draw:textarea-horizontal-align="justify" draw:textarea-vertical-align="middle" draw:auto-grow-height="false" draw:shadow-opacity="25%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svg:stroke-color="#729fc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fill-color="#99ff66" draw:opacity="25%" draw:textarea-horizontal-align="justify" draw:textarea-vertical-align="middle" draw:auto-grow-height="false" draw:shadow-opacity="25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objectwithoutfill">
      <style:graphic-properties svg:stroke-width="0.3cm" svg:stroke-color="#729fcf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13" style:family="graphic" style:parent-style-name="objectwithoutfill">
      <style:graphic-properties svg:stroke-width="0.3cm" svg:stroke-color="#729fcf" draw:marker-start-width="1.1cm" draw:marker-end="Arrow" draw:marker-end-width="1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6cm" svg:height="0.6cm" svg:x="3.4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4.3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3.9cm" svg:y="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5.3cm" svg:y="13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4.8cm" svg:y="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3.1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3.7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4.6cm" svg:y="1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5.5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4.3cm" svg:y="15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5.3cm" svg:y="1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4.9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6.1cm" svg:y="1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6.2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6cm" svg:y="12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0.6cm" svg:height="0.6cm" svg:x="5.7cm" svg:y="15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5.1cm" svg:height="4.9cm" svg:x="2.6cm" svg:y="1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1" draw:layer="layout" svg:width="4.693cm" svg:height="2.384cm" svg:x="2.8cm" svg:y="9.616cm">
          <draw:text-box>
            <text:p text:style-name="P1">Клуб</text:p>
            <text:p text:style-name="P1">Лояльных</text:p>
            <text:p text:style-name="P1">Потребителей</text:p>
          </draw:text-box>
        </draw:frame>
        <draw:custom-shape draw:style-name="gr4" draw:text-style-name="P1" draw:layer="layout" svg:width="5.1cm" svg:height="10.6cm" svg:x="11.2cm" svg:y="4.5cm">
          <text:p text:style-name="P1">Потребности</text:p>
          <text:p text:style-name="P1"><text:span text:style-name="T1">Вода, Еда</text:span></text:p>
          <text:p text:style-name="P1"><text:span text:style-name="T1">Услуги связи</text:span></text:p>
          <text:p text:style-name="P1"><text:span text:style-name="T1">Одежда</text:span></text:p>
          <text:p text:style-name="P1"><text:span text:style-name="T1">Жильё</text:span></text:p>
          <text:p text:style-name="P1"><text:span text:style-name="T1">Медицина</text:span></text:p>
          <text:p text:style-name="P1"><text:span text:style-name="T1">Образование</text:span></text:p>
          <text:p text:style-name="P1"><text:span text:style-name="T1">Страхование</text:span></text:p>
          <text:p text:style-name="P1"><text:span text:style-name="T1">Компьютер</text:span></text:p>
          <text:p text:style-name="P1"><text:span text:style-name="T1">Мобильные устройства</text:span></text:p>
          <text:p text:style-name="P1"><text:span text:style-name="T1">Путешествия</text:span></text:p>
          <text:p text:style-name="P1"><text:span text:style-name="T1">Фильмы, аудио</text:span></text:p>
          <text:p text:style-name="P1"><text:span text:style-name="T1">Бытовые приборы</text:span></text:p>
          <text:p text:style-name="P1"><text:span text:style-name="T1">Транспорт</text:span></text:p>
          <text:p text:style-name="P1"><text:span text:style-name="T1">Развлечения</text:span></text:p>
          <text:p text:style-name="P1"><text:span text:style-name="T1">Мебель</text:span></text:p>
          <text:p text:style-name="P1"><text:span text:style-name="T1">Цветы</text:span></text:p>
          <text:p text:style-name="P1"><text:span text:style-name="T1">Украшения</text:span></text:p>
          <text:p text:style-name="P1"><text:span text:style-name="T1">Косметика</text:span></text:p>
          <text:p text:style-name="P1"><text:span text:style-name="T1">Книги</text:span></text:p>
          <text:p text:style-name="P1"><text:span text:style-name="T1">Музыка</text:span></text:p>
          <text:p text:style-name="P1"><text:span text:style-name="T1">Бизнес</text:span></text:p>
          <text:p text:style-name="P1"><text:span text:style-name="T1">Рестораны</text:span></text:p>
          <text:p text:style-name="P1"><text:span text:style-name="T1">Накопления</text:span></text:p>
          <text:p text:style-name="P1"><text:span text:style-name="T1">Загородная недвижимос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2.1cm" svg:height="7.5cm" svg:x="18.5cm" svg:y="3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48cm" svg:height="0.962cm" svg:x="27.552cm" svg:y="3.6cm">
          <draw:text-box>
            <text:p>Партнёры</text:p>
          </draw:text-box>
        </draw:frame>
        <draw:custom-shape draw:style-name="gr6" draw:text-style-name="P1" draw:layer="layout" svg:width="7.9cm" svg:height="5cm" svg:x="20.4cm" svg:y="15.1cm">
          <text:p text:style-name="P1">Накопительный</text:p>
          <text:p text:style-name="P1">инвестиционный</text:p>
          <text:p text:style-name="P1">фо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905cm" svg:height="0.729cm" svg:x="24.8cm" svg:y="4.4cm">
          <draw:text-box>
            <text:p text:style-name="P2"><text:span text:style-name="T2">Сеть партнёров, предоставляющие скидки</text:span></text:p>
          </draw:text-box>
        </draw:frame>
        <draw:custom-shape draw:style-name="gr6" draw:text-style-name="P1" draw:layer="layout" svg:width="4cm" svg:height="1.6cm" svg:x="19.9cm" svg:y="5.8cm">
          <text:p text:style-name="P1">Питание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24.6cm" svg:y="5.8cm">
          <text:p text:style-name="P1">Одежда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29.3cm" svg:y="5.8cm">
          <text:p text:style-name="P1">Кафе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33.9cm" svg:y="5.8cm">
          <text:p text:style-name="P1">Медицина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19.893cm" svg:y="7.952cm">
          <text:p text:style-name="P1">Транспорт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24.6cm" svg:y="8cm">
          <text:p text:style-name="P1">Мебель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29.3cm" svg:y="8cm">
          <text:p text:style-name="P1">Образование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33.9cm" svg:y="8cm">
          <text:p text:style-name="P1">Путешествия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6cm" svg:x="38.4cm" svg:y="5.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4cm" svg:x="38.4cm" svg:y="8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2cm" svg:x="16.4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30.5cm" svg:y1="11.2cm" svg:x2="27.1cm" svg:y2="15.6cm">
          <text:p/>
        </draw:line>
        <draw:frame draw:style-name="gr8" draw:text-style-name="P3" draw:layer="layout" svg:width="1.505cm" svg:height="1.517cm" svg:x="28.095cm" svg:y="11.5cm">
          <draw:text-box>
            <text:p text:style-name="P3"><text:span text:style-name="T3">%</text:span></text:p>
          </draw:text-box>
        </draw:frame>
        <draw:frame draw:style-name="gr3" draw:text-style-name="P1" draw:layer="layout" svg:width="6.238cm" svg:height="3.095cm" svg:x="22.6cm" svg:y="11.105cm">
          <draw:text-box>
            <text:p text:style-name="P1">Скидка поступает в</text:p>
            <text:p text:style-name="P1">накопительный</text:p>
            <text:p text:style-name="P1">инвестиционный</text:p>
            <text:p text:style-name="P1">фонд</text:p>
          </draw:text-box>
        </draw:frame>
        <draw:line draw:style-name="gr9" draw:text-style-name="P1" draw:layer="layout" svg:x1="7.8cm" svg:y1="15.2cm" svg:x2="20.6cm" svg:y2="16.5cm">
          <text:p/>
        </draw:line>
        <draw:frame draw:style-name="gr3" draw:text-style-name="P1" draw:layer="layout" svg:width="9.324cm" svg:height="2.384cm" svg:x="8.976cm" svg:y="15.916cm">
          <draw:text-box>
            <text:p text:style-name="P1">Люди сами решают</text:p>
            <text:p text:style-name="P1">в какой проект инвестировать</text:p>
            <text:p text:style-name="P1">накопленные скидки</text:p>
          </draw:text-box>
        </draw:frame>
        <draw:custom-shape draw:style-name="gr10" draw:text-style-name="P4" draw:layer="layout" svg:width="9.8cm" svg:height="10.1cm" svg:x="30.6cm" svg:y="16.3cm">
          <text:p text:style-name="P1"><text:span text:style-name="T2">Новые бизнес проекты</text:span></text:p>
          <text:p text:style-name="P1"><text:span text:style-name="T2">Или расширение имеющихся</text:span></text:p>
          <text:p text:style-name="P1"><text:span text:style-name="T2">(создание в вывод на рынок новых продуктов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5.1cm" svg:x="38.8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7.932cm" svg:height="4.517cm" svg:x="31.1cm" svg:y="11.183cm">
          <draw:text-box>
            <text:p text:style-name="P1">Деньги не уходят, во вне,</text:p>
            <text:p text:style-name="P1">а поступают на</text:p>
            <text:p text:style-name="P1">закупку оборудования,</text:p>
            <text:p text:style-name="P1">товаров и услуг у</text:p>
            <text:p text:style-name="P1">наших бизнес</text:p>
            <text:p text:style-name="P1">партнёров</text:p>
          </draw:text-box>
        </draw:frame>
        <draw:custom-shape draw:style-name="gr6" draw:text-style-name="P1" draw:layer="layout" svg:width="4cm" svg:height="1.6cm" svg:x="31.1cm" svg:y="18.6cm">
          <text:p text:style-name="P1">Рестораны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6cm" svg:x="35.6cm" svg:y="18.6cm">
          <text:p text:style-name="P5"><text:span text:style-name="T4">Недвижимос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31.1cm" svg:y="20.8cm">
          <text:p text:style-name="P6"><text:span text:style-name="T5">Загородный</text:span></text:p>
          <text:p text:style-name="P6"><text:span text:style-name="T5">детский клуб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6cm" svg:x="35.6cm" svg:y="20.8cm">
          <text:p text:style-name="P5"><text:span text:style-name="T4">Книги, фильм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.6cm" svg:x="31.1cm" svg:y="23cm">
          <text:p text:style-name="P6"><text:span text:style-name="T5">Украшения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6cm" svg:x="35.7cm" svg:y="2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64cm" svg:height="0.8cm" svg:x="28.236cm" svg:y="16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4.033cm" svg:height="1cm" svg:x="27.567cm" svg:y="15.3cm">
          <draw:text-box>
            <text:p>Инвестиции</text:p>
          </draw:text-box>
        </draw:frame>
        <draw:custom-shape draw:style-name="gr6" draw:text-style-name="P1" draw:layer="layout" svg:width="11.4cm" svg:height="5.4cm" svg:x="10.3cm" svg:y="19.6cm">
          <text:p text:style-name="P1">Система автоматического</text:p>
          <text:p text:style-name="P1">распределения дивидендов,</text:p>
          <text:p text:style-name="P1">децентрализованные контракты</text:p>
          <text:p text:style-name="P1">(ДА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cm" svg:height="0.9cm" svg:x="22.1cm" svg:y="2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3.889cm" svg:height="0.962cm" svg:x="24.511cm" svg:y="20.938cm">
          <draw:text-box>
            <text:p>Дивиденды</text:p>
          </draw:text-box>
        </draw:frame>
        <draw:line draw:style-name="gr12" draw:text-style-name="P1" draw:layer="layout" svg:x1="11.8cm" svg:y1="20.6cm" svg:x2="6.9cm" svg:y2="16.6cm">
          <text:p/>
        </draw:line>
        <draw:line draw:style-name="gr12" draw:text-style-name="P1" draw:layer="layout" svg:x1="18.1cm" svg:y1="20.2cm" svg:x2="21.3cm" svg:y2="11cm">
          <text:p/>
        </draw:line>
        <draw:frame draw:style-name="gr3" draw:text-style-name="P7" draw:layer="layout" svg:width="1.378cm" svg:height="1.356cm" svg:x="25.722cm" svg:y="22.544cm">
          <draw:text-box>
            <text:p><text:span text:style-name="T6">%</text:span></text:p>
          </draw:text-box>
        </draw:frame>
        <draw:custom-shape draw:style-name="gr6" draw:text-style-name="P1" draw:layer="layout" svg:width="4.1cm" svg:height="2.7cm" svg:x="3.5cm" svg:y="21.1cm">
          <text:p text:style-name="P1">Страховой</text:p>
          <text:p text:style-name="P1">фон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5cm" svg:y1="22.4cm" svg:x2="7.7cm" svg:y2="22.4cm">
          <text:p/>
        </draw:line>
        <draw:frame draw:style-name="gr3" draw:text-style-name="P1" draw:layer="layout" svg:width="13.282cm" svg:height="2.384cm" svg:x="9.018cm" svg:y="25.2cm">
          <draw:text-box>
            <text:p text:style-name="P1">Дивиденды распределяются</text:p>
            <text:p text:style-name="P1">между производителями и потребителями,</text:p>
            <text:p text:style-name="P1">а так же часть поступает в страховой фонд</text:p>
          </draw:text-box>
        </draw:frame>
        <draw:line draw:style-name="gr13" draw:text-style-name="P1" draw:layer="layout" svg:x1="7.6cm" svg:y1="13.6cm" svg:x2="11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5:10:28.707257622</meta:creation-date>
    <dc:date>2016-04-13T16:22:15.115566967</dc:date>
    <meta:editing-duration>PT41M2S</meta:editing-duration>
    <meta:editing-cycles>3</meta:editing-cycles>
    <meta:generator>LibreOffice/4.2.8.2$Linux_X86_64 LibreOffice_project/420m0$Build-2</meta:generator>
    <meta:document-statistic meta:object-count="60"/>
  </office:meta>
</office:document-meta>
</file>